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fo:background-color="#ffffff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 style:master-page-name="Standard">
      <style:paragraph-properties fo:margin-top="0.278in" fo:margin-bottom="0.0835in" loext:contextual-spacing="false" fo:line-height="150%" fo:text-align="center" style:justify-single-word="false" style:page-number="1"/>
    </style:style>
    <style:style style:name="T1" style:family="text">
      <style:text-properties fo:color="#000000" style:font-name="Arial" fo:font-size="20pt" fo:font-weight="normal" style:font-name-asian="Arial1" style:font-size-asian="20pt" style:font-weight-asian="normal" style:font-name-complex="Arial1" style:font-size-complex="20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4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5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econhecimento de premissas e conclusão</text:span></text:p>
      <text:p text:style-name="P1"/>
      <text:p text:style-name="P4"><text:span text:style-name="T2">Nome</text:span><text:span text:style-name="T3">: Brian Nicolas Dias Costa <text:s text:c="2"/></text:span><text:span text:style-name="T2">Turma: Info 1</text:span></text:p>
      <text:p text:style-name="P2"/>
      <text:p text:style-name="P2"/>
      <text:p text:style-name="P5"><text:span text:style-name="T4">(1) Esteja certo da qualidade do nosso trabalho. . Passamos os últimos três meses trabalhando sem descanso nele. </text:span></text:p>
      <text:p text:style-name="P5"><text:span text:style-name="T4">Premissa: Passamos os últimos três meses trabalhando sem descanso nele. </text:span></text:p>
      <text:p text:style-name="P5"><text:span text:style-name="T4">Conclusão: Esteja certo da qualidade do nosso trabalho. </text:span></text:p>
      <text:p text:style-name="P2"/>
      <text:p text:style-name="P5"><text:span text:style-name="T4">(2) É um absurdo que o presidente seja a favor de aumentar a idade da aposentadoria, já que ele próprio se aposentou com 33 anos.</text:span></text:p>
      <text:p text:style-name="P5"><text:span text:style-name="T4">Premissa: ele próprio se aposentou com 33 anos.</text:span></text:p>
      <text:p text:style-name="P5"><text:span text:style-name="T4">Conclusão: É um absurdo que o presidente seja a favor de aumentar a idade da aposentadoria</text:span></text:p>
      <text:p text:style-name="P2"/>
      <text:p text:style-name="P5"><text:span text:style-name="T4">(3) É ridículo que reclamem da contenção de gastos, o economista John Kenneth Galbraith em pessoa defende que uma apertada política econômica é a melhor cura para a recessão.</text:span></text:p>
      <text:p text:style-name="P5"><text:span text:style-name="T4">Premissa: o economista John Kenneth Galbraith em pessoa defende que uma apertada política econômica é a melhor cura para a recessão.</text:span></text:p>
      <text:p text:style-name="P5"><text:span text:style-name="T4">Conclusão: É ridículo que reclamem da contenção de gastos</text:span></text:p>
      <text:p text:style-name="P2"/>
      <text:p text:style-name="P5"><text:span text:style-name="T4">(4) Se não reformar a previdência, vai ter a inflação, o que será muito ruim para o Brasil. Portanto, a reforma da previdência proposta pelo governo tem que passar!</text:span></text:p>
      <text:p text:style-name="P5"><text:span text:style-name="T4">Premissa 1: Se não reformar a previdência, vai ter a inflação</text:span></text:p>
      <text:p text:style-name="P5"><text:span text:style-name="T4">Conclusão 1: será muito ruim para o Brasil.</text:span></text:p>
      <text:p text:style-name="P5"><text:span text:style-name="T4">Conclusão 2: Portanto, a reforma da previdência proposta pelo governo tem que passar!</text:span></text:p>
      <text:p text:style-name="P2"/>
      <text:p text:style-name="P5"><text:span text:style-name="T4">(5) </text:span><text:span text:style-name="T5">Se Sócrates tivesse nascido em Estagira, seria grego; Sócrates era grego; logo, Sócrates nasceu em Estagira.</text:span></text:p>
      <text:p text:style-name="P5"><text:span text:style-name="T5">Premissa 1: Se Sócrates tivesse nascido em Estagira, seria grego;</text:span></text:p>
      <text:p text:style-name="P5"><text:span text:style-name="T5">Premissa 2/Conclusão: Sócrates nasceu em Estagira.</text:span></text:p>
      <text:p text:style-name="P5"><text:soft-page-break/><text:span text:style-name="T5">Conclusão: Sócrates era grego;</text:span></text:p>
      <text:p text:style-name="P3"/>
      <text:p text:style-name="P5"><text:span text:style-name="T5">(6) Já que a teoria da evolução diz que o homem veio do macaco, por que não vemos os macacos <text:s/>evoluindo para homens hoje?</text:span></text:p>
      <text:p text:style-name="P5"><text:span text:style-name="T5">Premissa 1: Se a teoria da evolução fosse verdadeira, os macacos de hoje</text:span></text:p>
      <text:p text:style-name="P5"><text:span text:style-name="T5">estariam evoluindo para homens.</text:span></text:p>
      <text:p text:style-name="P5"><text:span text:style-name="T5">Conclusão: A teoria da evolução é falsa.</text:span></text:p>
      <text:p text:style-name="P3"/>
      <text:p text:style-name="P5"><text:span text:style-name="T5">(7) Você percebe que o ateísmo é pernicioso quando observa o quanto ele torna as pessoas perniciosas.</text:span></text:p>
      <text:p text:style-name="P5"><text:span text:style-name="T5">Premissa: ele torna as pessoas perniciosas.</text:span></text:p>
      <text:p text:style-name="P5"><text:span text:style-name="T5">Conclusão: o ateísmo é pernicioso.</text:span></text:p>
      <text:p text:style-name="P3"/>
      <text:p text:style-name="P5"><text:span text:style-name="T5">(8) O coronavírus não mata tanto. Os números estão sendo manipulados pela mídia. </text:span></text:p>
      <text:p text:style-name="P5"><text:span text:style-name="T5">Premissa 1: Os números estão sendo manipulados pela mídia. </text:span></text:p>
      <text:p text:style-name="P5"><text:span text:style-name="T5">Conclusão: O coronavírus não mata tanto. </text:span></text:p>
      <text:p text:style-name="P5"><text:span text:style-name="T5">Premissa 2: O coronavírus não mata tanto. </text:span></text:p>
      <text:p text:style-name="P5"><text:span text:style-name="T5">Conclusão: Os números estão sendo manipulados pela mídia.</text:span></text:p>
      <text:p text:style-name="P3"/>
      <text:p text:style-name="P5"><text:span text:style-name="T5">(9) Se Deus fosse bom, onipotente e onisciente, o mal não existiria. Supondo que você não seja cego, é evidente que o mal existe, Logo, está claro que é Deus que não existe. <text:s/></text:span></text:p>
      <text:p text:style-name="P5"><text:span text:style-name="T5">Premissa 1: Se Deus fosse bom, onipotente e onisciente, o mal não existiria. </text:span></text:p>
      <text:p text:style-name="P5"><text:span text:style-name="T5">Premissa 2: Supondo que você não seja cego, é evidente que o mal existe.</text:span></text:p>
      <text:p text:style-name="P5"><text:span text:style-name="T5">Conclusão 1: Deus que não existe.</text:span></text:p>
      <text:p text:style-name="P5"><text:span text:style-name="T5">Conclusão 2: Deus é mal.</text:span></text:p>
      <text:p text:style-name="P3"/>
      <text:p text:style-name="P5"><text:span text:style-name="T5">(10) Os egípcios acreditavam em vida após a morte. Prova disso é a presença constante desse tema nos escritos egípcios encontrados pelos arqueólogos. </text:span></text:p>
      <text:p text:style-name="P5"><text:span text:style-name="T5">Premissa: a presença constante desse tema nos escritos egípcios encontrados pelos arqueólogos. </text:span></text:p>
      <text:p text:style-name="P5"><text:span text:style-name="T5">Conclusão: Os egípcios acreditavam em vida após a morte.</text:span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9" meta:word-count="489" meta:character-count="2969" meta:non-whitespace-character-count="2504"/>
    <meta:generator>LibreOfficeDev/6.0.5.2$Linux_X86_64 LibreOffice_project/</meta:generator>
  </office:meta>
</office:document-meta>
</file>